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Subtitle">
      <style:paragraph-properties fo:text-align="center" style:justify-single-word="false"/>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top="0in" fo:margin-bottom="0.0835in" fo:text-align="start" style:justify-single-word="false"/>
    </style:style>
    <style:style style:name="P21" style:family="paragraph" style:parent-style-name="Code">
      <style:paragraph-properties fo:margin-top="0in" fo:margin-bottom="0.0835in" fo:text-align="start" style:justify-single-word="false"/>
    </style:style>
    <style:style style:name="P22" style:family="paragraph" style:parent-style-name="Heading_20_2">
      <style:paragraph-properties fo:margin-top="0.1665in" fo:margin-bottom="0.0835in" fo:keep-with-next="always"/>
    </style:style>
    <style:style style:name="P23"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9">Version 1.0.2</text:p>
      <text:p text:style-name="Subtitle">1<text:span text:style-name="T3">st</text:span> July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Introduction to Byteman<text:tab/>4</text:p>
          <text:p text:style-name="P11">Event Condition Action Rules<text:tab/>4</text:p>
          <text:p text:style-name="P11">Rule Bindings<text:tab/>5</text:p>
          <text:p text:style-name="P11">Built-in Conditions and Actions<text:tab/>5</text:p>
          <text:p text:style-name="P11">Extending or Replacing the Byteman Language Built-ins<text:tab/>6</text:p>
          <text:p text:style-name="P11">Agent Transformation<text:tab/>6</text:p>
          <text:p text:style-name="P11">ECA Rule Engine<text:tab/>7</text:p>
          <text:p text:style-name="P10">The Byteman Rule Language<text:tab/>9</text:p>
          <text:p text:style-name="P11">Rule Events<text:tab/>9</text:p>
          <text:p text:style-name="P11">Location Specifiers<text:tab/>10</text:p>
          <text:p text:style-name="P11">Rule Bindings<text:tab/>12</text:p>
          <text:p text:style-name="P11">Rule Expressions<text:tab/>13</text:p>
          <text:p text:style-name="P11">Rule Conditions<text:tab/>13</text:p>
          <text:p text:style-name="P11">Rule Actions<text:tab/>14</text:p>
          <text:p text:style-name="P11">Built-In Calls<text:tab/>15</text:p>
          <text:p text:style-name="P11">User-Defined Rule Helpers<text:tab/>16</text:p>
          <text:p text:style-name="P10">Byteman Rule Language Standard Built-Ins<text:tab/>18</text:p>
          <text:p text:style-name="P11">Thread Coordination Operations<text:tab/>18</text:p>
          <text:p text:style-name="P12">Waiters<text:tab/>18</text:p>
          <text:p text:style-name="P12">Rendezvous<text:tab/>19</text:p>
          <text:p text:style-name="P12">Aborting Execution<text:tab/>20</text:p>
          <text:p text:style-name="P11">Rule State Management Operations<text:tab/>20</text:p>
          <text:p text:style-name="P12">CountDowns<text:tab/>20</text:p>
          <text:p text:style-name="P12">Flags<text:tab/>21</text:p>
          <text:p text:style-name="P12">Counters<text:tab/>21</text:p>
          <text:p text:style-name="P11">Trace and Debug Operations<text:tab/>22</text:p>
          <text:p text:style-name="P12">Debugging<text:tab/>22</text:p>
          <text:p text:style-name="P12">Tracing<text:tab/>22</text:p>
          <text:p text:style-name="P10">Using Byteman<text:tab/>24</text:p>
          <text:p text:style-name="P11">Downloading a binary release<text:tab/>24</text:p>
          <text:p text:style-name="P11">Obtaining the sources<text:tab/>24</text:p>
          <text:p text:style-name="P11">Building Byteman from the sources<text:tab/>24</text:p>
          <text:p text:style-name="P11">Using Byteman<text:tab/>24</text:p>
          <text:p text:style-name="P11">Checking Rules Offline<text:tab/>25</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xml:id="list1046102333"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415831600"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1890711989" text:continue-list="list1046102333"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224873805"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6">─</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1140061869" text:continue-list="list1890711989"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87600367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30836439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828512289"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935650629" text:style-name="L3">
        <text:list-item>
          <text:p text:style-name="P15">the <text:span text:style-name="T1">trigger method</text:span>, i.e. the method which contains the trigger point</text:p>
        </text:list-item>
        <text:list-item>
          <text:p text:style-name="P15">the rule which has been matched</text:p>
        </text:list-item>
        <text:list-item>
          <text:p text:style-name="P15">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141867752" text:continue-list="list1828512289" text:style-name="Outline">
        <text:list-item>
          <text:list>
            <text:list-header>
              <text:h text:style-name="P22"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text:soft-page-break/>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31264983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691289815" text:continue-numbering="true" text:style-name="Outline">
        <text:list-item>
          <text:list>
            <text:list-header>
              <text:h text:style-name="P2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380242738"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12937150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xml:id="list1968530750"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770393372" text:style-name="L4">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472715310" text:style-name="L5">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xml:id="list366464936" text:style-name="L6">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xml:id="list2181372419" text:continue-list="list1968530750"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154786236"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68081758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99486283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397125992"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577603053"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2091295577" text:continue-numbering="true" text:style-name="Outline">
        <text:list-item>
          <text:list>
            <text:list-item>
              <text:list>
                <text:list-header>
                  <text:h text:style-name="P23"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969893666" text:continue-numbering="true" text:style-name="Outline">
        <text:list-item>
          <text:list>
            <text:list-item>
              <text:list>
                <text:list-header>
                  <text:h text:style-name="P23"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21">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811566475"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504301233"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520507324" text:continue-numbering="true" text:style-name="Outline">
        <text:list-item>
          <text:list>
            <text:list-item>
              <text:list>
                <text:list-header>
                  <text:h text:style-name="P23" text:outline-level="3" text:is-list-header="true"><text:bookmark-end text:name="DDE_LINK15"/><text:soft-page-break/>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10666190" text:continue-numbering="true" text:style-name="Outline">
        <text:list-item>
          <text:list>
            <text:list-item>
              <text:list>
                <text:list-header>
                  <text:h text:style-name="P23" text:outline-level="3" text:is-list-header="true">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601733309"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7"><text:span text:style-name="Code_20_Text">org.jboss.byteman.debug</text:span></text:p>
      <text:list xml:id="list38728120"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ext:soft-page-break/>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1370527782"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text:p>
      <text:list xml:id="list1869785502" text:continue-numbering="true" text:style-name="Outline">
        <text:list-item>
          <text:list>
            <text:list-header>
              <text:h text:style-name="P22"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328469355"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1193991560"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oft-page-break/><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7"><text:span text:style-name="Code_20_Text">org.jboss.byteman.compileToBytecode</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7"><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7"><text:span text:style-name="Code_20_Text">org.jboss.byteman.debug</text:span></text:p>
      <text:p text:style-name="P1">If either of these properties is set then debug calls will print to <text:span text:style-name="Code_20_Text">System.out.</text:span></text:p>
      <text:list xml:id="list2071841349" text:continue-numbering="true" text:style-name="Outline">
        <text:list-item>
          <text:list>
            <text:list-header>
              <text:h text:style-name="Heading_20_2" text:outline-level="2" text:is-list-header="true"><text:span text:style-name="Code_20_Text"><text:span text:style-name="T4">Checking Rules Offline</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It needs to be supplied with a classpath locating any application classes mentioned in the rules. It expects to be run from a directory named </text:span></text:span><text:span text:style-name="Code_20_Text">bin</text:span><text:span text:style-name="Code_20_Text"><text:span text:style-name="T4"> and to find the byteman jar in </text:span></text:span><text:span text:style-name="Code_20_Text">../lib</text:span><text:span text:style-name="Code_20_Text"><text:span text:style-name="T4">.</text:span></text:span></text:p>
      <text:p text:style-name="P1"><text:soft-page-break/><text:span text:style-name="Cod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Andrew Dinn</meta:initial-creator>
    <meta:creation-date>2008-09-25T16:33:44</meta:creation-date>
    <dc:creator>Andrew Dinn</dc:creator>
    <dc:date>2009-08-03T14:44:38</dc:date>
    <meta:printed-by>Andrew Dinn</meta:printed-by>
    <meta:print-date>2008-09-26T17:21:42</meta:print-date>
    <meta:editing-cycles>75</meta:editing-cycles>
    <meta:editing-duration>PT32H05M27S</meta:editing-duration>
    <meta:document-statistic meta:table-count="0" meta:image-count="0" meta:object-count="0" meta:page-count="27" meta:paragraph-count="299" meta:word-count="9712" meta:character-count="61309"/>
    <meta:user-defined meta:name="Info 1"/>
    <meta:user-defined meta:name="Info 2"/>
    <meta:user-defined meta:name="Info 3"/>
    <meta:user-defined meta:name="Info 4"/>
  </office:meta>
</office:document-meta>
</file>